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094cm" fo:min-width="6.36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6.36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6.87cm" fo:min-width="6.494cm"/>
    </style:style>
    <style:style style:name="gr5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6.236cm" fo:min-width="6.49cm"/>
    </style:style>
    <style:style style:name="gr6" style:family="graphic" style:parent-style-name="standard">
      <style:graphic-properties draw:fill-color="#66ff00" draw:opacity-name="Transparency_20_1" draw:textarea-horizontal-align="justify" draw:textarea-vertical-align="middle" draw:auto-grow-height="false" fo:min-height="14.25cm" fo:min-width="7.7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fill="none" draw:textarea-vertical-align="middle"/>
    </style:style>
    <style:style style:name="gr1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6666ff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1.632cm"/>
    </style:style>
    <style:style style:name="gr18" style:family="graphic" style:parent-style-name="objectwithoutfill">
      <style:graphic-properties draw:stroke="none" draw:fill="none" draw:textarea-vertical-align="middle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2.45cm" fo:min-width="5.701cm"/>
    </style:style>
    <style:style style:name="gr20" style:family="graphic" style:parent-style-name="objectwithoutfill">
      <style:graphic-properties draw:stroke="none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1.598cm"/>
    </style:style>
    <style:style style:name="gr22" style:family="graphic" style:parent-style-name="standard">
      <style:graphic-properties draw:fill-color="#cc9900" draw:textarea-horizontal-align="justify" draw:textarea-vertical-align="middle" draw:auto-grow-height="false" fo:min-height="2.45cm" fo:min-width="5.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cm"/>
    </style:style>
    <style:style style:name="gr25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6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7" style:family="graphic" style:parent-style-name="objectwithoutfill">
      <style:graphic-properties svg:stroke-color="#6666ff" draw:fill="solid" draw:fill-color="#729fcf" draw:textarea-vertical-align="middle"/>
    </style:style>
    <style:style style:name="gr2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Ultrafine_20_2_20_Dots_20_3_20_Dashes" svg:stroke-color="#6666ff" draw:marker-end="Arrow" draw:marker-end-width="0.3cm" draw:fill="none" draw:textarea-vertical-align="middle"/>
    </style:style>
    <style:style style:name="P1" style:family="paragraph">
      <loext:graphic-properties draw:fill-color="#7e0021" draw:opacity-name="Transparency_20_1"/>
      <style:paragraph-properties fo:text-align="center"/>
    </style:style>
    <style:style style:name="P2" style:family="paragraph">
      <loext:graphic-properties draw:fill-color="#cc9900" draw:opacity-name="Transparency_20_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ff66"/>
      <style:paragraph-properties fo:text-align="center"/>
    </style:style>
    <style:style style:name="P5" style:family="paragraph">
      <loext:graphic-properties draw:fill-color="#66ff00" draw:opacity-name="Transparency_20_1"/>
      <style:paragraph-properties fo:text-align="center"/>
    </style:style>
    <style:style style:name="P6" style:family="paragraph">
      <style:paragraph-properties fo:text-align="center"/>
      <style:text-properties fo:font-size="16pt"/>
    </style:style>
    <style:style style:name="P7" style:family="paragraph">
      <loext:graphic-properties draw:fill-color="#7e0021"/>
      <style:paragraph-properties fo:text-align="center"/>
      <style:text-properties fo:font-size="16pt" fo:font-weight="bold" style:font-weight-asian="normal" style:font-weight-complex="normal"/>
    </style:style>
    <style:style style:name="P8" style:family="paragraph">
      <loext:graphic-properties draw:fill-color="#7e0021"/>
      <style:paragraph-properties fo:text-align="center"/>
      <style:text-properties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16pt" fo:font-weight="bold" style:font-weight-asian="normal" style:font-weight-complex="normal"/>
    </style:style>
    <style:style style:name="P11" style:family="paragraph">
      <loext:graphic-properties draw:fill-color="#ff6666"/>
      <style:paragraph-properties fo:text-align="center"/>
      <style:text-properties fo:font-weight="bold" style:font-weight-asian="normal" style:font-weight-complex="normal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cc9900"/>
      <style:paragraph-properties fo:text-align="center"/>
    </style:style>
    <style:style style:name="P15" style:family="paragraph">
      <loext:graphic-properties draw:fill-color="#cc9900"/>
      <style:paragraph-properties fo:text-align="center"/>
      <style:text-properties fo:font-weight="normal" style:font-weight-asian="normal" style:font-weight-complex="normal"/>
    </style:style>
    <style:style style:name="P16" style:family="paragraph">
      <style:text-properties fo:color="#ffffff" fo:font-weight="bold"/>
    </style:style>
    <style:style style:name="P17" style:family="paragraph">
      <loext:graphic-properties draw:fill="none" draw:fill-color="#ffffff"/>
      <style:text-properties fo:color="#ffffff" fo:font-weight="bold"/>
    </style:style>
    <style:style style:name="P18" style:family="paragraph">
      <loext:graphic-properties draw:fill-color="#83caff"/>
      <style:paragraph-properties fo:text-align="center"/>
      <style:text-properties fo:font-weight="bold" style:font-weight-asian="normal" style:font-weight-complex="normal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16pt"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6" draw:id="id16" draw:layer="layout" svg:width="9.7cm" svg:height="11.8cm" svg:x="18.8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9.7cm" svg:height="13.6cm" svg:x="7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8cm" svg:height="2.3cm" svg:x="7.1cm" svg:y="24.3cm">
          <text:p text:style-name="P3">Reserv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cm" svg:height="2.3cm" svg:x="7.099cm" svg:y="21.767cm">
          <text:p text:style-name="P3">outr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1cm" svg:height="11.3cm" svg:x="33.9cm" svg:y="-0.2cm">
          <text:p/>
          <draw:enhanced-geometry svg:viewBox="0 0 21600 21600" draw:glue-points="?f6 0 10800 ?f8 ?f11 10800 ?f9 21600 10800 ?f10 ?f5 10800" draw:text-areas="?f3 ?f3 ?f4 ?f4" draw:type="parallelogram" draw:modifiers="5387.838933429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1.1cm" svg:height="10.3cm" svg:x="31.4cm" svg:y="7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8.2cm" svg:height="14.5cm" svg:x="-11.3cm" svg:y="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4.8cm" svg:height="2.3cm" svg:x="1.3cm" svg:y="6.8cm">
          <text:p text:style-name="P3">Tecidos lenhosos</text:p>
          <text:p text:style-name="P3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4.8cm" svg:height="2.3cm" svg:x="2.5cm" svg:y="13.4cm">
          <text:p text:style-name="P3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3cm" svg:height="2.198cm" svg:x="19.483cm" svg:y="6.502cm">
          <text:p text:style-name="P6"><text:span text:style-name="T1">MOS Ativ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3cm" svg:height="2.198cm" svg:x="20.5cm" svg:y="9.4cm">
          <text:p text:style-name="P6"><text:span text:style-name="T2">MOS Passiva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8.4cm" svg:y1="2.25cm" svg:x2="12.55cm" svg:y2="2.737cm" draw:start-shape="id1" draw:start-glue-point="1" draw:end-shape="id2" draw:end-glue-point="0" svg:d="M8400 2250c2767 0 4150 162 4150 487" svg:viewBox="0 0 4151 488">
          <text:p/>
        </draw:connector>
        <draw:connector draw:style-name="gr8" draw:text-style-name="P9" draw:layer="layout" draw:type="curve" svg:x1="6.4cm" svg:y1="5.15cm" svg:x2="9.4cm" svg:y2="4.049cm" draw:start-shape="id3" draw:start-glue-point="1" draw:end-shape="id4" draw:end-glue-point="1" svg:d="M6400 5150c2251 0 752-1101 3000-1101" svg:viewBox="0 0 3001 1102">
          <text:p/>
        </draw:connector>
        <draw:connector draw:style-name="gr8" draw:text-style-name="P9" draw:layer="layout" draw:type="curve" svg:x1="6.4cm" svg:y1="5.15cm" svg:x2="11.45cm" svg:y2="6.1cm" draw:start-shape="id3" draw:start-glue-point="1" draw:end-shape="id5" draw:end-glue-point="0" svg:d="M6400 5150c3367 0 5050 316 5050 950" svg:viewBox="0 0 5051 951">
          <text:p/>
        </draw:connector>
        <draw:connector draw:style-name="gr8" draw:text-style-name="P9" draw:layer="layout" draw:type="curve" svg:x1="6.5cm" svg:y1="11.55cm" svg:x2="8.3cm" svg:y2="7.45cm" draw:start-shape="id6" draw:start-glue-point="1" draw:end-shape="id7" draw:end-glue-point="3" svg:d="M6500 11550c1350 0 450-4100 1800-4100" svg:viewBox="0 0 1801 4101">
          <text:p/>
        </draw:connector>
        <draw:connector draw:style-name="gr8" draw:text-style-name="P9" draw:layer="layout" draw:type="curve" svg:x1="6.1cm" svg:y1="7.95cm" svg:x2="9.9cm" svg:y2="10.75cm" draw:start-shape="id8" draw:start-glue-point="1" draw:end-shape="id9" draw:end-glue-point="3" svg:d="M6100 7950c2850 0 950 2800 3800 2800" svg:viewBox="0 0 3801 2801">
          <text:p/>
        </draw:connector>
        <draw:connector draw:style-name="gr8" draw:text-style-name="P9" draw:layer="layout" draw:type="curve" svg:x1="6.5cm" svg:y1="11.55cm" svg:x2="9.9cm" svg:y2="10.75cm" draw:start-shape="id6" draw:start-glue-point="1" draw:end-shape="id9" draw:end-glue-point="3" svg:d="M6500 11550c2550 0 850-800 3400-800" svg:viewBox="0 0 3401 801">
          <text:p/>
        </draw:connector>
        <draw:g xml:id="id12" draw:id="id12">
          <draw:path draw:style-name="gr9" draw:text-style-name="P7" draw:layer="layout" svg:width="6.299cm" svg:height="2.399cm" svg:x="20.3cm" svg:y="3.8cm" svg:viewBox="0 0 6300 2400" svg:d="M0 2400c0-800 0-1600 0-2400 2100 0 4200 0 6300 0 0 800 0 1600 0 2400-2100 0-4200 0-6300 0z">
            <text:p/>
          </draw:path>
          <draw:path draw:style-name="gr10" draw:text-style-name="P10" draw:layer="layout" svg:width="0.299cm" svg:height="0.344cm" svg:x="20.797cm" svg:y="4.828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<text:p/>
          </draw:path>
          <draw:path draw:style-name="gr10" draw:text-style-name="P10" draw:layer="layout" svg:width="0.049cm" svg:height="0.363cm" svg:x="21.165cm" svg:y="4.809cm" svg:viewBox="0 0 50 364" svg:d="M0 42c0-14 0-28 0-42 17 0 33 0 50 0 0 14 0 28 0 42-17 0-33 0-50 0zM0 364c0-89 0-177 0-265 17 0 33 0 50 0 0 88 0 176 0 265-17 0-33 0-50 0z">
            <text:p/>
          </draw:path>
          <draw:path draw:style-name="gr10" draw:text-style-name="P10" draw:layer="layout" svg:width="0.266cm" svg:height="0.274cm" svg:x="21.278cm" svg:y="4.904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<text:p/>
          </draw:path>
          <draw:path draw:style-name="gr10" draw:text-style-name="P10" draw:layer="layout" svg:width="0.394cm" svg:height="0.268cm" svg:x="21.605cm" svg:y="4.904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<text:p/>
          </draw:path>
          <draw:path draw:style-name="gr10" draw:text-style-name="P10" draw:layer="layout" svg:width="0.289cm" svg:height="0.274cm" svg:x="22.061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  <draw:path draw:style-name="gr10" draw:text-style-name="P10" draw:layer="layout" svg:width="0.245cm" svg:height="0.274cm" svg:x="22.366cm" svg:y="4.904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<text:p/>
          </draw:path>
          <draw:path draw:style-name="gr10" draw:text-style-name="P10" draw:layer="layout" svg:width="0.245cm" svg:height="0.274cm" svg:x="22.65cm" svg:y="4.904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<text:p/>
          </draw:path>
          <draw:path draw:style-name="gr10" draw:text-style-name="P10" draw:layer="layout" svg:width="0.289cm" svg:height="0.274cm" svg:x="22.941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  <draw:path draw:style-name="gr10" draw:text-style-name="P10" draw:layer="layout" svg:width="0.376cm" svg:height="0.344cm" svg:x="23.434cm" svg:y="4.828cm" svg:viewBox="0 0 377 345" svg:d="M330 345v-230c0-26 1-50 3-74-9 30-18 52-25 69l-100 235h-37l-102-235-15-42-9-27 1 28 1 46v230h-47v-345h69l103 239c4 10 8 20 11 31s6 19 7 24c1-7 4-16 9-30 5-13 8-21 10-25l101-239h67v345z">
            <text:p/>
          </draw:path>
          <draw:path draw:style-name="gr10" draw:text-style-name="P10" draw:layer="layout" svg:width="0.049cm" svg:height="0.363cm" svg:x="23.895cm" svg:y="4.809cm" svg:viewBox="0 0 50 364" svg:d="M0 42c0-14 0-28 0-42 17 0 33 0 50 0 0 14 0 28 0 42-17 0-33 0-50 0zM0 364c0-89 0-177 0-265 17 0 33 0 50 0 0 88 0 176 0 265-17 0-33 0-50 0z">
            <text:p/>
          </draw:path>
          <draw:path draw:style-name="gr10" draw:text-style-name="P10" draw:layer="layout" svg:width="0.242cm" svg:height="0.274cm" svg:x="24.008cm" svg:y="4.904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<text:p/>
          </draw:path>
          <draw:path draw:style-name="gr10" draw:text-style-name="P10" draw:layer="layout" svg:width="0.14cm" svg:height="0.268cm" svg:x="24.306cm" svg:y="4.904cm" svg:viewBox="0 0 141 269" svg:d="M2 269v-203c0-18-1-39-2-62h47c1 31 2 49 2 55h1c8-23 17-38 27-47 11-8 25-12 44-12 7 0 13 1 20 2v41c-6-2-15-3-26-3-21 0-37 8-48 24-10 16-16 38-16 68v137z">
            <text:p/>
          </draw:path>
          <draw:path draw:style-name="gr10" draw:text-style-name="P10" draw:layer="layout" svg:width="0.266cm" svg:height="0.274cm" svg:x="24.478cm" svg:y="4.904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<text:p/>
          </draw:path>
          <draw:path draw:style-name="gr10" draw:text-style-name="P10" draw:layer="layout" svg:width="0.253cm" svg:height="0.368cm" svg:x="24.804cm" svg:y="4.809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<text:p/>
          </draw:path>
          <draw:path draw:style-name="gr10" draw:text-style-name="P10" draw:layer="layout" svg:width="0.049cm" svg:height="0.363cm" svg:x="25.119cm" svg:y="4.809cm" svg:viewBox="0 0 50 364" svg:d="M0 42c0-14 0-28 0-42 17 0 33 0 50 0 0 14 0 28 0 42-17 0-33 0-50 0zM0 364c0-89 0-177 0-265 17 0 33 0 50 0 0 88 0 176 0 265-17 0-33 0-50 0z">
            <text:p/>
          </draw:path>
          <draw:path draw:style-name="gr10" draw:text-style-name="P10" draw:layer="layout" svg:width="0.289cm" svg:height="0.274cm" svg:x="25.232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  <draw:path draw:style-name="gr10" draw:text-style-name="P10" draw:layer="layout" svg:width="0.239cm" svg:height="0.268cm" svg:x="25.559cm" svg:y="4.904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<text:p/>
          </draw:path>
          <draw:path draw:style-name="gr10" draw:text-style-name="P10" draw:layer="layout" svg:width="0.289cm" svg:height="0.274cm" svg:x="25.858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</draw:g>
        <draw:connector draw:style-name="gr8" draw:text-style-name="P9" draw:layer="layout" draw:type="curve" svg:x1="7.3cm" svg:y1="14.55cm" svg:x2="9.9cm" svg:y2="10.75cm" draw:start-shape="id10" draw:start-glue-point="1" draw:end-shape="id9" draw:end-glue-point="3" svg:d="M7300 14550c1950 0 650-3800 2600-3800" svg:viewBox="0 0 2601 3801">
          <text:p/>
        </draw:connector>
        <draw:g>
          <draw:line draw:style-name="gr11" draw:text-style-name="P9" draw:layer="layout" svg:x1="18.4cm" svg:y1="8.54cm" svg:x2="18.4cm" svg:y2="8.84cm">
            <text:p/>
          </draw:line>
          <draw:line draw:style-name="gr11" draw:text-style-name="P9" draw:layer="layout" svg:x1="18.5cm" svg:y1="8.568cm" svg:x2="18.5cm" svg:y2="8.822cm">
            <text:p/>
          </draw:line>
          <draw:line draw:style-name="gr11" draw:text-style-name="P9" draw:layer="layout" svg:x1="18.6cm" svg:y1="8.586cm" svg:x2="18.6cm" svg:y2="8.786cm">
            <text:p/>
          </draw:line>
        </draw:g>
        <draw:g>
          <draw:line draw:style-name="gr8" draw:text-style-name="P9" draw:layer="layout" svg:x1="16cm" svg:y1="11.946cm" svg:x2="17cm" svg:y2="11.946cm">
            <text:p/>
          </draw:line>
          <draw:line draw:style-name="gr11" draw:text-style-name="P9" draw:layer="layout" svg:x1="17.1cm" svg:y1="11.8cm" svg:x2="17.1cm" svg:y2="12.1cm">
            <text:p/>
          </draw:line>
          <draw:line draw:style-name="gr11" draw:text-style-name="P9" draw:layer="layout" svg:x1="17.2cm" svg:y1="11.828cm" svg:x2="17.2cm" svg:y2="12.082cm">
            <text:p/>
          </draw:line>
          <draw:line draw:style-name="gr11" draw:text-style-name="P9" draw:layer="layout" svg:x1="17.3cm" svg:y1="11.846cm" svg:x2="17.3cm" svg:y2="12.046cm">
            <text:p/>
          </draw:line>
        </draw:g>
        <draw:g xml:id="id14" draw:id="id14">
          <draw:custom-shape draw:style-name="gr12" draw:text-style-name="P11" draw:layer="layout" svg:width="4cm" svg:height="2.4cm" svg:x="8.6cm" svg:y="15.6cm">
            <text:p text:style-name="P3"><text:span text:style-name="T3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13" draw:text-style-name="P9" draw:layer="layout" svg:x1="8.746cm" svg:y1="17.8cm" svg:x2="8.746cm" svg:y2="18.8cm">
              <text:p/>
            </draw:line>
            <draw:line draw:style-name="gr14" draw:text-style-name="P9" draw:layer="layout" svg:x1="8.6cm" svg:y1="18.9cm" svg:x2="8.9cm" svg:y2="18.9cm">
              <text:p/>
            </draw:line>
            <draw:line draw:style-name="gr14" draw:text-style-name="P9" draw:layer="layout" svg:x1="8.628cm" svg:y1="19cm" svg:x2="8.882cm" svg:y2="19cm">
              <text:p/>
            </draw:line>
            <draw:line draw:style-name="gr14" draw:text-style-name="P9" draw:layer="layout" svg:x1="8.646cm" svg:y1="19.1cm" svg:x2="8.846cm" svg:y2="19.1cm">
              <text:p/>
            </draw:line>
          </draw:g>
        </draw:g>
        <draw:g>
          <draw:line draw:style-name="gr15" draw:text-style-name="P9" draw:layer="layout" svg:x1="2.4cm" svg:y1="17.246cm" svg:x2="3.4cm" svg:y2="17.246cm">
            <text:p/>
          </draw:line>
          <draw:line draw:style-name="gr16" draw:text-style-name="P9" draw:layer="layout" svg:x1="3.5cm" svg:y1="17.1cm" svg:x2="3.5cm" svg:y2="17.4cm">
            <text:p/>
          </draw:line>
          <draw:line draw:style-name="gr16" draw:text-style-name="P9" draw:layer="layout" svg:x1="3.6cm" svg:y1="17.128cm" svg:x2="3.6cm" svg:y2="17.382cm">
            <text:p/>
          </draw:line>
          <draw:line draw:style-name="gr16" draw:text-style-name="P9" draw:layer="layout" svg:x1="3.7cm" svg:y1="17.146cm" svg:x2="3.7cm" svg:y2="17.346cm">
            <text:p/>
          </draw:line>
        </draw:g>
        <draw:custom-shape draw:style-name="gr3" draw:text-style-name="P4" xml:id="id1" draw:id="id1" draw:layer="layout" svg:width="4.8cm" svg:height="2.3cm" svg:x="3.6cm" svg:y="1.1cm">
          <text:p text:style-name="P3">Folha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xml:id="id11" draw:id="id11" draw:layer="layout" svg:width="2.132cm" svg:height="0.802cm" svg:x="5.048cm" svg:y="2.49cm">
          <draw:text-box>
            <text:p text:style-name="P12">C: N: P</text:p>
          </draw:text-box>
        </draw:frame>
        <draw:g>
          <draw:custom-shape draw:style-name="gr3" draw:text-style-name="P4" xml:id="id3" draw:id="id3" draw:layer="layout" svg:width="4.8cm" svg:height="2.3cm" svg:x="1.6cm" svg:y="4cm">
            <text:p text:style-name="P3">Raízes Fina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3" draw:layer="layout" svg:width="2.132cm" svg:height="0.802cm" svg:x="2.963cm" svg:y="5.634cm">
            <draw:text-box>
              <text:p text:style-name="P12">C: N: P</text:p>
            </draw:text-box>
          </draw:frame>
        </draw:g>
        <draw:g>
          <draw:custom-shape draw:style-name="gr3" draw:text-style-name="P4" draw:layer="layout" svg:width="4.8cm" svg:height="2.3cm" svg:x="1.588cm" svg:y="10.364cm">
            <text:p text:style-name="P3">Tecidos lenhosos</text:p>
            <text:p text:style-name="P3">Abaixo do solo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xml:id="id6" draw:id="id6" draw:layer="layout" svg:x1="6.5cm" svg:y1="10.45cm" svg:x2="6.5cm" svg:y2="12.65cm">
            <text:p text:style-name="P3"><text:s/></text:p>
          </draw:line>
          <draw:frame draw:style-name="gr17" draw:text-style-name="P13" draw:layer="layout" svg:width="2.132cm" svg:height="0.802cm" svg:x="2.994cm" svg:y="11.998cm">
            <draw:text-box>
              <text:p text:style-name="P12">C: N: P</text:p>
            </draw:text-box>
          </draw:frame>
        </draw:g>
        <draw:frame draw:style-name="gr17" draw:text-style-name="P13" draw:layer="layout" svg:width="2.132cm" svg:height="0.802cm" svg:x="3.9cm" svg:y="14.9cm">
          <draw:text-box draw:corner-radius="0.432cm">
            <text:p text:style-name="P12">C: N: P</text:p>
          </draw:text-box>
        </draw:frame>
        <draw:frame draw:style-name="gr17" draw:text-style-name="P13" draw:layer="layout" svg:width="2.132cm" svg:height="0.802cm" svg:x="2.418cm" svg:y="8.442cm">
          <draw:text-box>
            <text:p text:style-name="P12">C: N: P</text:p>
          </draw:text-box>
        </draw:frame>
        <draw:g xml:id="id2" draw:id="id2">
          <draw:custom-shape draw:style-name="gr19" draw:text-style-name="P14" draw:layer="layout" svg:width="6.201cm" svg:height="2.7cm" svg:x="9.499cm" svg:y="2.737cm">
            <text:p text:style-name="P3">Metabólica</text:p>
            <draw:enhanced-geometry svg:viewBox="0 0 21600 21600" draw:type="rectangle" draw:enhanced-path="M 0 0 L 21600 0 21600 21600 0 21600 0 0 Z N"/>
          </draw:custom-shape>
          <draw:line draw:style-name="gr20" draw:text-style-name="P9" xml:id="id4" draw:id="id4" draw:layer="layout" svg:x1="9.4cm" svg:y1="2.849cm" svg:x2="9.4cm" svg:y2="5.249cm">
            <text:p/>
          </draw:line>
          <draw:frame draw:style-name="gr21" draw:text-style-name="P13" draw:layer="layout" svg:width="2.548cm" svg:height="1.353cm" svg:x="11.452cm" svg:y="4.447cm">
            <draw:text-box>
              <text:p text:style-name="P12">C: N: P</text:p>
            </draw:text-box>
          </draw:frame>
        </draw:g>
        <draw:g xml:id="id7" draw:id="id7">
          <draw:custom-shape draw:style-name="gr22" draw:text-style-name="P15" xml:id="id5" draw:id="id5" draw:layer="layout" svg:width="6.3cm" svg:height="2.7cm" svg:x="8.3cm" svg:y="6.1cm">
            <text:p text:style-name="P3"><text:span text:style-name="T3">Estrutural</text:span></text:p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132cm" svg:height="0.802cm" svg:x="10.485cm" svg:y="7.698cm">
            <draw:text-box>
              <text:p text:style-name="P12">C: N: P</text:p>
            </draw:text-box>
          </draw:frame>
        </draw:g>
        <draw:g xml:id="id9" draw:id="id9">
          <draw:custom-shape draw:style-name="gr22" draw:text-style-name="P14" draw:layer="layout" svg:width="6.3cm" svg:height="2.7cm" svg:x="9.9cm" svg:y="9.4cm">
            <text:p text:style-name="P3">Resíduos lenhosos</text:p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132cm" svg:height="0.802cm" svg:x="11.884cm" svg:y="11.098cm">
            <draw:text-box>
              <text:p text:style-name="P12">C: N: P</text:p>
            </draw:text-box>
          </draw:frame>
        </draw:g>
        <draw:line draw:style-name="gr8" draw:text-style-name="P9" draw:layer="layout" svg:x1="15.7cm" svg:y1="3cm" svg:x2="17cm" svg:y2="3cm">
          <text:p/>
        </draw:line>
        <draw:g>
          <draw:line draw:style-name="gr11" draw:text-style-name="P9" draw:layer="layout" svg:x1="17.059cm" svg:y1="2.855cm" svg:x2="17.059cm" svg:y2="3.155cm">
            <text:p/>
          </draw:line>
          <draw:line draw:style-name="gr11" draw:text-style-name="P9" draw:layer="layout" svg:x1="17.159cm" svg:y1="2.883cm" svg:x2="17.159cm" svg:y2="3.137cm">
            <text:p/>
          </draw:line>
          <draw:line draw:style-name="gr11" draw:text-style-name="P9" draw:layer="layout" svg:x1="17.259cm" svg:y1="2.901cm" svg:x2="17.259cm" svg:y2="3.101cm">
            <text:p/>
          </draw:line>
        </draw:g>
        <draw:frame draw:style-name="gr24" draw:text-style-name="P17" draw:layer="layout" svg:width="2.132cm" svg:height="0.802cm" svg:x="24.884cm" svg:y="10.945cm">
          <draw:text-box>
            <text:p text:style-name="P16">C: N: P</text:p>
          </draw:text-box>
        </draw:frame>
        <draw:frame draw:style-name="gr24" draw:text-style-name="P17" draw:layer="layout" svg:width="2.132cm" svg:height="0.802cm" svg:x="23.568cm" svg:y="8.044cm">
          <draw:text-box>
            <text:p text:style-name="P16">C: N: P</text:p>
          </draw:text-box>
        </draw:frame>
        <draw:frame draw:style-name="gr24" draw:text-style-name="P17" draw:layer="layout" svg:width="2.132cm" svg:height="0.802cm" svg:x="24.668cm" svg:y="5.5cm">
          <draw:text-box>
            <text:p text:style-name="P16">C: N: P</text:p>
          </draw:text-box>
        </draw:frame>
        <draw:g>
          <draw:line draw:style-name="gr8" draw:text-style-name="P9" draw:layer="layout" svg:x1="2.4cm" svg:y1="16.646cm" svg:x2="3.4cm" svg:y2="16.646cm">
            <text:p/>
          </draw:line>
          <draw:line draw:style-name="gr11" draw:text-style-name="P9" draw:layer="layout" svg:x1="3.5cm" svg:y1="16.5cm" svg:x2="3.5cm" svg:y2="16.8cm">
            <text:p/>
          </draw:line>
          <draw:line draw:style-name="gr11" draw:text-style-name="P9" draw:layer="layout" svg:x1="3.6cm" svg:y1="16.528cm" svg:x2="3.6cm" svg:y2="16.782cm">
            <text:p/>
          </draw:line>
          <draw:line draw:style-name="gr11" draw:text-style-name="P9" draw:layer="layout" svg:x1="3.7cm" svg:y1="16.546cm" svg:x2="3.7cm" svg:y2="16.746cm">
            <text:p/>
          </draw:line>
        </draw:g>
        <draw:custom-shape draw:style-name="gr25" draw:text-style-name="P18" xml:id="id15" draw:id="id15" draw:layer="layout" svg:width="4.1cm" svg:height="1.801cm" svg:x="15.1cm" svg:y="17.3cm">
          <text:p text:style-name="P3"><text:span text:style-name="T3">P lábil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26" draw:text-style-name="P19" draw:layer="layout" svg:x1="15.354cm" svg:y1="18.9cm" svg:x2="15.354cm" svg:y2="19.9cm">
              <text:p/>
            </draw:line>
            <draw:line draw:style-name="gr27" draw:text-style-name="P19" draw:layer="layout" svg:x1="15.5cm" svg:y1="20cm" svg:x2="15.2cm" svg:y2="20cm">
              <text:p/>
            </draw:line>
            <draw:line draw:style-name="gr27" draw:text-style-name="P19" draw:layer="layout" svg:x1="15.472cm" svg:y1="20.1cm" svg:x2="15.218cm" svg:y2="20.1cm">
              <text:p/>
            </draw:line>
            <draw:line draw:style-name="gr27" draw:text-style-name="P19" draw:layer="layout" svg:x1="15.454cm" svg:y1="20.2cm" svg:x2="15.254cm" svg:y2="20.2cm">
              <text:p/>
            </draw:line>
          </draw:g>
        </draw:g>
        <draw:g>
          <draw:line draw:style-name="gr15" draw:text-style-name="P20" draw:layer="layout" svg:x1="2.4cm" svg:y1="19.245cm" svg:x2="3.4cm" svg:y2="19.245cm">
            <text:p/>
          </draw:line>
          <draw:line draw:style-name="gr16" draw:text-style-name="P20" draw:layer="layout" svg:x1="3.5cm" svg:y1="19.099cm" svg:x2="3.5cm" svg:y2="19.399cm">
            <text:p/>
          </draw:line>
          <draw:line draw:style-name="gr16" draw:text-style-name="P20" draw:layer="layout" svg:x1="3.6cm" svg:y1="19.127cm" svg:x2="3.6cm" svg:y2="19.381cm">
            <text:p/>
          </draw:line>
          <draw:line draw:style-name="gr16" draw:text-style-name="P20" draw:layer="layout" svg:x1="3.7cm" svg:y1="19.145cm" svg:x2="3.7cm" svg:y2="19.345cm">
            <text:p/>
          </draw:line>
        </draw:g>
        <draw:g>
          <draw:line draw:style-name="gr15" draw:text-style-name="P9" draw:layer="layout" svg:x1="2.523cm" svg:y1="18.629cm" svg:x2="3.331cm" svg:y2="18.039cm">
            <text:p/>
          </draw:line>
          <draw:line draw:style-name="gr16" draw:text-style-name="P9" draw:layer="layout" svg:x1="3.325cm" svg:y1="17.863cm" svg:x2="3.502cm" svg:y2="18.105cm">
            <text:p/>
          </draw:line>
          <draw:line draw:style-name="gr16" draw:text-style-name="P9" draw:layer="layout" svg:x1="3.422cm" svg:y1="17.826cm" svg:x2="3.572cm" svg:y2="18.031cm">
            <text:p/>
          </draw:line>
          <draw:line draw:style-name="gr16" draw:text-style-name="P9" draw:layer="layout" svg:x1="3.514cm" svg:y1="17.782cm" svg:x2="3.632cm" svg:y2="17.944cm">
            <text:p/>
          </draw:line>
        </draw:g>
        <draw:g>
          <draw:line draw:style-name="gr13" draw:text-style-name="P9" draw:layer="layout" svg:x1="2.4cm" svg:y1="16.146cm" svg:x2="3.4cm" svg:y2="16.146cm">
            <text:p/>
          </draw:line>
          <draw:line draw:style-name="gr14" draw:text-style-name="P9" draw:layer="layout" svg:x1="3.5cm" svg:y1="16cm" svg:x2="3.5cm" svg:y2="16.3cm">
            <text:p/>
          </draw:line>
          <draw:line draw:style-name="gr14" draw:text-style-name="P9" draw:layer="layout" svg:x1="3.6cm" svg:y1="16.028cm" svg:x2="3.6cm" svg:y2="16.282cm">
            <text:p/>
          </draw:line>
          <draw:line draw:style-name="gr14" draw:text-style-name="P9" draw:layer="layout" svg:x1="3.7cm" svg:y1="16.046cm" svg:x2="3.7cm" svg:y2="16.246cm">
            <text:p/>
          </draw:line>
        </draw:g>
        <draw:g>
          <draw:line draw:style-name="gr8" draw:text-style-name="P9" draw:layer="layout" svg:x1="26.3cm" svg:y1="19.346cm" svg:x2="27.3cm" svg:y2="19.346cm">
            <text:p/>
          </draw:line>
          <draw:line draw:style-name="gr11" draw:text-style-name="P9" draw:layer="layout" svg:x1="27.4cm" svg:y1="19.2cm" svg:x2="27.4cm" svg:y2="19.5cm">
            <text:p/>
          </draw:line>
          <draw:line draw:style-name="gr11" draw:text-style-name="P9" draw:layer="layout" svg:x1="27.5cm" svg:y1="19.228cm" svg:x2="27.5cm" svg:y2="19.482cm">
            <text:p/>
          </draw:line>
          <draw:line draw:style-name="gr11" draw:text-style-name="P9" draw:layer="layout" svg:x1="27.6cm" svg:y1="19.246cm" svg:x2="27.6cm" svg:y2="19.446cm">
            <text:p/>
          </draw:line>
        </draw:g>
        <draw:g>
          <draw:line draw:style-name="gr11" draw:text-style-name="P9" draw:layer="layout" svg:x1="28.435cm" svg:y1="11.235cm" svg:x2="28.435cm" svg:y2="11.535cm">
            <text:p/>
          </draw:line>
          <draw:line draw:style-name="gr11" draw:text-style-name="P9" draw:layer="layout" svg:x1="28.535cm" svg:y1="11.263cm" svg:x2="28.535cm" svg:y2="11.517cm">
            <text:p/>
          </draw:line>
          <draw:line draw:style-name="gr11" draw:text-style-name="P9" draw:layer="layout" svg:x1="28.635cm" svg:y1="11.281cm" svg:x2="28.635cm" svg:y2="11.481cm">
            <text:p/>
          </draw:line>
        </draw:g>
        <draw:connector draw:style-name="gr8" draw:text-style-name="P9" draw:layer="layout" draw:type="curve" svg:x1="6.114cm" svg:y1="3.292cm" svg:x2="11.45cm" svg:y2="6.1cm" draw:start-shape="id11" draw:start-glue-point="2" draw:end-shape="id5" draw:end-glue-point="0" svg:d="M6114 3292c0 2106 5336 702 5336 2808" svg:viewBox="0 0 5337 2809">
          <text:p/>
        </draw:connector>
        <draw:connector draw:style-name="gr8" draw:text-style-name="P9" draw:layer="layout" draw:type="curve" svg:x1="6.1cm" svg:y1="7.95cm" svg:x2="8.3cm" svg:y2="7.45cm" draw:start-shape="id8" draw:start-glue-point="1" draw:end-shape="id7" draw:end-glue-point="3" svg:d="M6100 7950c1650 0 550-500 2200-500" svg:viewBox="0 0 2201 501">
          <text:p/>
        </draw:connector>
        <draw:connector draw:style-name="gr8" draw:text-style-name="P9" draw:layer="layout" draw:type="curve" svg:x1="7.3cm" svg:y1="14.55cm" svg:x2="11.45cm" svg:y2="8.8cm" draw:start-shape="id10" draw:start-glue-point="1" draw:end-shape="id7" draw:end-glue-point="2" svg:d="M7300 14550c2767 0 4150-1916 4150-5750" svg:viewBox="0 0 4151 5751">
          <text:p/>
        </draw:connector>
        <draw:connector draw:style-name="gr8" draw:text-style-name="P9" draw:layer="layout" draw:type="curve" svg:x1="15.7cm" svg:y1="4.268cm" svg:x2="20.3cm" svg:y2="5cm" draw:start-shape="id2" draw:start-glue-point="1" draw:end-shape="id12" draw:end-glue-point="3" svg:d="M15700 4268c3450 0 1150 732 4600 732" svg:viewBox="0 0 4601 733">
          <text:p/>
        </draw:connector>
        <draw:connector draw:style-name="gr8" draw:text-style-name="P9" draw:layer="layout" draw:type="curve" svg:x1="7.3cm" svg:y1="14.55cm" svg:x2="9.4cm" svg:y2="4.268cm" draw:start-shape="id10" draw:start-glue-point="1" draw:end-shape="id2" draw:end-glue-point="3" svg:d="M7300 14550c1576 0 527-10282 2100-10282" svg:viewBox="0 0 2101 10283">
          <text:p/>
        </draw:connector>
        <draw:connector draw:style-name="gr28" draw:text-style-name="P9" draw:layer="layout" draw:type="curve" svg:x1="12.55cm" svg:y1="14.6cm" svg:x2="10.6cm" svg:y2="15.6cm" draw:start-shape="id13" draw:start-glue-point="8" draw:end-shape="id14" draw:end-glue-point="0" svg:d="M12550 14600c0 751-1950 252-1950 1000" svg:viewBox="0 0 1951 1001">
          <text:p text:style-name="P3"/>
        </draw:connector>
        <draw:connector draw:style-name="gr29" draw:text-style-name="P9" draw:layer="layout" draw:type="curve" svg:x1="12.55cm" svg:y1="14.6cm" svg:x2="17.15cm" svg:y2="17.3cm" draw:start-shape="id13" draw:start-glue-point="8" draw:end-shape="id15" draw:end-glue-point="0" svg:d="M12550 14600c0 2025 4600 675 4600 2700" svg:viewBox="0 0 4601 2701">
          <text:p/>
        </draw:connector>
        <draw:connector draw:style-name="gr28" draw:text-style-name="P9" draw:layer="layout" draw:type="curve" svg:x1="20.22cm" svg:y1="11.972cm" svg:x2="12.6cm" svg:y2="17.35cm" draw:start-shape="id16" draw:start-glue-point="7" draw:end-shape="id14" svg:d="M20220 11972c-6780 0-2970 5378-7620 5378" svg:viewBox="0 0 7621 5379">
          <text:p/>
        </draw:connector>
        <draw:connector draw:style-name="gr29" draw:text-style-name="P9" draw:layer="layout" draw:type="curve" svg:x1="23.65cm" svg:y1="13.7cm" svg:x2="17.15cm" svg:y2="17.3cm" draw:start-shape="id16" draw:start-glue-point="8" draw:end-shape="id15" svg:d="M23650 13700c0 2700-6500 900-6500 3600" svg:viewBox="0 0 6501 3601">
          <text:p/>
        </draw:connector>
        <draw:line draw:style-name="gr8" draw:text-style-name="P9" draw:layer="layout" svg:x1="14.6cm" svg:y1="8.7cm" svg:x2="18.3cm" svg:y2="8.7cm">
          <text:p/>
        </draw:line>
        <draw:line draw:style-name="gr8" draw:text-style-name="P9" draw:layer="layout" svg:x1="25.7cm" svg:y1="8.6cm" svg:x2="29.1cm" svg:y2="8.6cm">
          <text:p/>
        </draw:line>
        <draw:g>
          <draw:line draw:style-name="gr11" draw:text-style-name="P9" draw:layer="layout" svg:x1="29.2cm" svg:y1="8.5cm" svg:x2="29.2cm" svg:y2="8.8cm">
            <text:p/>
          </draw:line>
          <draw:line draw:style-name="gr11" draw:text-style-name="P9" draw:layer="layout" svg:x1="29.3cm" svg:y1="8.528cm" svg:x2="29.3cm" svg:y2="8.782cm">
            <text:p/>
          </draw:line>
          <draw:line draw:style-name="gr11" draw:text-style-name="P9" draw:layer="layout" svg:x1="29.4cm" svg:y1="8.546cm" svg:x2="29.4cm" svg:y2="8.746cm">
            <text:p/>
          </draw:line>
        </draw:g>
        <draw:g>
          <draw:line draw:style-name="gr11" draw:text-style-name="P9" draw:layer="layout" svg:x1="28.235cm" svg:y1="3.965cm" svg:x2="28.235cm" svg:y2="4.265cm">
            <text:p/>
          </draw:line>
          <draw:line draw:style-name="gr11" draw:text-style-name="P9" draw:layer="layout" svg:x1="28.335cm" svg:y1="3.993cm" svg:x2="28.335cm" svg:y2="4.247cm">
            <text:p/>
          </draw:line>
          <draw:line draw:style-name="gr11" draw:text-style-name="P9" draw:layer="layout" svg:x1="28.435cm" svg:y1="4.011cm" svg:x2="28.435cm" svg:y2="4.211cm">
            <text:p/>
          </draw:line>
        </draw:g>
        <draw:line draw:style-name="gr8" draw:text-style-name="P9" draw:layer="layout" svg:x1="26.6cm" svg:y1="4.1cm" svg:x2="28.2cm" svg:y2="4.1cm">
          <text:p/>
        </draw:line>
        <draw:line draw:style-name="gr8" draw:text-style-name="P9" draw:layer="layout" svg:x1="27cm" svg:y1="11.4cm" svg:x2="28.4cm" svg:y2="11.4cm">
          <text:p/>
        </draw:line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09-12T02:26:33.521000000</dc:date>
    <meta:editing-duration>P1DT2H3M45S</meta:editing-duration>
    <meta:editing-cycles>10</meta:editing-cycles>
    <meta:generator>LibreOffice/5.1.5.2$Windows_x86 LibreOffice_project/7a864d8825610a8c07cfc3bc01dd4fce6a9447e5</meta:generator>
    <meta:document-statistic meta:object-count="145"/>
  </office:meta>
</office:document-meta>
</file>